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2pt" style:font-size-asian="12pt" style:font-size-complex="12pt"/>
    </style:style>
    <style:style style:name="ce4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ce6" style:family="table-cell" style:parent-style-name="Default" style:data-style-name="N30">
      <style:table-cell-properties fo:border-top="none" fo:border-bottom="none" fo:border-left="thin solid #000000" fo:border-right="thin solid #000000"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7" style:family="table-cell" style:parent-style-name="Default" style:data-style-name="N30">
      <style:table-cell-properties fo:border-top="none" fo:border-bottom="none" fo:border-left="thin solid #000000" fo:border-right="thin solid #000000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9" style:family="table-cell" style:parent-style-name="Default" style:data-style-name="N30">
      <style:text-properties style:font-name="Arial1" style:font-name-asian="Arial1" style:font-name-complex="Arial1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 style:text-underline-style="solid" style:text-underline-type="single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14" style:family="table-cell" style:parent-style-name="Default" style:data-style-name="N0">
      <style:text-properties style:text-underline-style="solid" style:text-underline-type="single"/>
    </style:style>
    <style:style style:name="ce15" style:family="table-cell" style:parent-style-name="Default" style:data-style-name="N3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1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transparent" style:rotation-angle="90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 fo:background-color="transparent" style:rotation-angle="45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19" style:family="table-cell" style:parent-style-name="Default" style:data-style-name="N30"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1.033125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9.47208333333333cm"/>
    </style:style>
    <style:style style:name="co7" style:family="table-column">
      <style:table-column-properties fo:break-before="auto" style:column-width="10.6627083333333cm"/>
    </style:style>
    <style:style style:name="co8" style:family="table-column">
      <style:table-column-properties fo:break-before="auto" style:column-width="12.832291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477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2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3" table:condition="of:cell-content-is-in-list(&quot;FLUXO DE EXCEÇÃO&quot;;&quot;FLUXO ALTERNATIVO&quot;)">
          <table:help-message table:display="true"/>
          <table:error-message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column table:style-name="co11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6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7">
            <text:p>2. Identificar responsabilidades da LN</text:p>
          </table:table-cell>
          <table:table-cell office:value-type="string" table:number-columns-spanned="1" table:number-rows-spanned="7" table:style-name="ce17">
            <text:p>3. definir API (identificar métodos)</text:p>
          </table:table-cell>
          <table:table-cell office:value-type="string" table:number-columns-spanned="1" table:number-rows-spanned="7" table:style-name="ce17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table:style-name="ce4"/>
          <table:table-cell office:value-type="string" table:style-name="ce3">
            <text:p>Fazer o pedido de orçamento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5">
            <text:p>CENÁRIOS:</text:p>
          </table:table-cell>
          <table:table-cell table:style-name="ce2"/>
          <table:table-cell office:value-type="string" table:style-name="ce3">
            <text:p>1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style-name="ce5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table:style-name="ce2"/>
          <table:table-cell office:value-type="string" table:style-name="ce3">
            <text:p>O sistema ter um pedido de orçamento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3">
            <text:p>PÓS-CONDIÇÃO:</text:p>
          </table:table-cell>
          <table:table-cell table:style-name="ce2"/>
          <table:table-cell office:value-type="string" table:style-name="ce3">
            <text:p>O sistema fica com mais um registo da conclusão da reparação<text:s/>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6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office:value-type="string" table:content-validation-name="val1" table:style-name="ce13">
            <text:p>FLUXO ALTERNATIVO</text:p>
          </table:table-cell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19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office:value-type="string" table:content-validation-name="val1" table:style-name="ce13">
            <text:p>FLUXO DE EXCEÇÃO</text:p>
          </table:table-cell>
          <table:table-cell table:number-columns-repeated="2" table:style-name="ce3"/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2" table:style-name="ce3"/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2" table:style-name="ce3"/>
          <table:table-cell table:style-name="ce2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2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style-name="ce1"/>
          <table:table-cell table:style-name="ce18"/>
          <table:table-cell table:style-name="ce3"/>
          <table:table-cell table:style-name="ce2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style-name="ce13"/>
          <table:table-cell table:number-columns-repeated="2" table:style-name="ce18"/>
          <table:table-cell table:style-name="ce2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number-columns-repeated="3" table:style-name="ce13"/>
          <table:table-cell table:style-name="ce2"/>
          <table:table-cell table:number-columns-repeated="3" table:style-name="ce15"/>
          <table:table-cell table:number-columns-repeated="16376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2" table:style-name="ce12"/>
          <table:table-cell table:style-name="ce2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2" table:style-name="ce12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2"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1048533" table:style-name="ro1">
          <table:table-cell table:number-columns-repeated="16384"/>
        </table:table-row>
      </table:table>
      <table:table table:name="Tecnic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6377" table:default-cell-style-name="ce1"/>
        <table:table-row table:style-name="ro3"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6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7">
            <text:p>2. Identificar responsabilidades da LN</text:p>
          </table:table-cell>
          <table:table-cell office:value-type="string" table:number-columns-spanned="1" table:number-rows-spanned="7" table:style-name="ce17">
            <text:p>3. definir API (identificar métodos)</text:p>
          </table:table-cell>
          <table:table-cell office:value-type="string" table:number-columns-spanned="1" table:number-rows-spanned="7" table:style-name="ce17">
            <text:p><text:s/>4. identificar subsistemas (agrupar métodos)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USE CASE:</text:p>
          </table:table-cell>
          <table:table-cell table:style-name="ce4"/>
          <table:table-cell office:value-type="string" table:style-name="ce3">
            <text:p>Fazer o pedido de orçament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CENÁRIOS:</text:p>
          </table:table-cell>
          <table:table-cell table:style-name="ce2"/>
          <table:table-cell office:value-type="string" table:style-name="ce3">
            <text:p>1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style-name="ce5"/>
          <table:table-cell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PRÉ-CONDIÇÃO:</text:p>
          </table:table-cell>
          <table:table-cell table:style-name="ce2"/>
          <table:table-cell office:value-type="string" table:style-name="ce3">
            <text:p>O sistema ter um pedido de orçament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5">
          <table:table-cell office:value-type="string" table:style-name="ce3">
            <text:p>PÓS-CONDIÇÃO:</text:p>
          </table:table-cell>
          <table:table-cell table:style-name="ce2"/>
          <table:table-cell office:value-type="string" table:style-name="ce3">
            <text:p>O sistema fica com mais um registo da conclusão da reparação<text:s/>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6"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office:value-type="string" table:content-validation-name="val2" table:style-name="ce13">
            <text:p>FLUXO ALTERNATIVO</text:p>
          </table:table-cell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9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office:value-type="string" table:content-validation-name="val2" table:style-name="ce13">
            <text:p>FLUXO DE EXCEÇÃO</text:p>
          </table:table-cell>
          <table:table-cell table:number-columns-repeated="2" table:style-name="ce3"/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"/>
          <table:table-cell table:style-name="ce3"/>
          <table:table-cell table:style-name="ce12"/>
          <table:table-cell table:style-name="ce8"/>
          <table:table-cell table:style-name="ce1"/>
          <table:table-cell table:number-columns-repeated="2" table:style-name="ce8"/>
          <table:table-cell table:number-columns-repeated="16377"/>
        </table:table-row>
        <table:table-row table:style-name="ro3">
          <table:table-cell table:style-name="ce1"/>
          <table:table-cell table:style-name="ce3"/>
          <table:table-cell table:style-name="ce11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table:style-name="ce3"/>
          <table:table-cell table:style-name="ce12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table:style-name="ce10"/>
          <table:table-cell table:style-name="ce12"/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3"/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3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style-name="ce10"/>
          <table:table-cell table:style-name="ce12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8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3"/>
          <table:table-cell table:number-columns-repeated="2" table:style-name="ce18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number-columns-repeated="3" table:style-name="ce13"/>
          <table:table-cell table:style-name="ce2"/>
          <table:table-cell table:number-columns-repeated="3" table:style-name="ce15"/>
          <table:table-cell table:number-columns-repeated="16377"/>
        </table:table-row>
        <table:table-row table:number-rows-repeated="2" table:style-name="ro3">
          <table:table-cell table:number-columns-repeated="4"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2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2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3" table:style-name="ro3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2"/>
          <table:table-cell table:style-name="ce13"/>
          <table:table-cell table:style-name="ce14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style-name="ro3">
          <table:table-cell table:content-validation-name="val2"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9" table:style-name="ro3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number-rows-repeated="8" table:style-name="ro3">
          <table:table-cell table:number-columns-repeated="7" table:style-name="ce2"/>
          <table:table-cell table:number-columns-repeated="16377"/>
        </table:table-row>
        <table:table-row table:number-rows-repeated="1048523" table:style-name="ro6">
          <table:table-cell table:number-columns-repeated="16384"/>
        </table:table-row>
      </table:table>
      <table:table table:name="Cliente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6377" table:default-cell-style-name="ce1"/>
        <table:table-row table:style-name="ro7"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6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7">
            <text:p>2. Identificar responsabilidades da LN</text:p>
          </table:table-cell>
          <table:table-cell office:value-type="string" table:number-columns-spanned="1" table:number-rows-spanned="7" table:style-name="ce17">
            <text:p>3. definir API (identificar métodos)</text:p>
          </table:table-cell>
          <table:table-cell office:value-type="string" table:number-columns-spanned="1" table:number-rows-spanned="7" table:style-name="ce17">
            <text:p><text:s/>4. identificar subsistemas (agrupar métodos)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USE CASE:</text:p>
          </table:table-cell>
          <table:table-cell table:style-name="ce4"/>
          <table:table-cell office:value-type="string" table:style-name="ce3">
            <text:p>Fazer o pedido de orçament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CENÁRIOS:</text:p>
          </table:table-cell>
          <table:table-cell table:style-name="ce2"/>
          <table:table-cell office:value-type="string" table:style-name="ce3">
            <text:p>1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style-name="ce5"/>
          <table:table-cell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PRÉ-CONDIÇÃO:</text:p>
          </table:table-cell>
          <table:table-cell table:style-name="ce2"/>
          <table:table-cell office:value-type="string" table:style-name="ce3">
            <text:p>O sistema ter um pedido de orçament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5">
          <table:table-cell office:value-type="string" table:style-name="ce3">
            <text:p>PÓS-CONDIÇÃO:</text:p>
          </table:table-cell>
          <table:table-cell table:style-name="ce2"/>
          <table:table-cell office:value-type="string" table:style-name="ce3">
            <text:p>O sistema fica com mais um registo da conclusão da reparação<text:s/>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6"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office:value-type="string" table:content-validation-name="val3" table:style-name="ce13">
            <text:p>FLUXO ALTERNATIVO</text:p>
          </table:table-cell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9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office:value-type="string" table:content-validation-name="val3" table:style-name="ce13">
            <text:p>FLUXO DE EXCEÇÃO</text:p>
          </table:table-cell>
          <table:table-cell table:number-columns-repeated="2" table:style-name="ce3"/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"/>
          <table:table-cell table:style-name="ce3"/>
          <table:table-cell table:style-name="ce12"/>
          <table:table-cell table:style-name="ce8"/>
          <table:table-cell table:style-name="ce1"/>
          <table:table-cell table:number-columns-repeated="2" table:style-name="ce8"/>
          <table:table-cell table:number-columns-repeated="16377"/>
        </table:table-row>
        <table:table-row table:style-name="ro3">
          <table:table-cell table:style-name="ce1"/>
          <table:table-cell table:style-name="ce3"/>
          <table:table-cell table:style-name="ce11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table:style-name="ce3"/>
          <table:table-cell table:style-name="ce12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table:style-name="ce10"/>
          <table:table-cell table:style-name="ce12"/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3"/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3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style-name="ce10"/>
          <table:table-cell table:style-name="ce12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8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3"/>
          <table:table-cell table:number-columns-repeated="2" table:style-name="ce18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number-columns-repeated="3" table:style-name="ce13"/>
          <table:table-cell table:style-name="ce2"/>
          <table:table-cell table:number-columns-repeated="3" table:style-name="ce15"/>
          <table:table-cell table:number-columns-repeated="16377"/>
        </table:table-row>
        <table:table-row table:number-rows-repeated="2" table:style-name="ro3">
          <table:table-cell table:number-columns-repeated="4"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2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2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2" table:style-name="ro3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2" table:style-name="ce2"/>
          <table:table-cell table:style-name="ce1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style-name="ro3">
          <table:table-cell table:content-validation-name="val3"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4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André Vaz</dc:creator>
    <meta:creation-date>2021-11-02T16:17:44Z</meta:creation-date>
    <dc:date>2021-11-09T16:43:49Z</dc:date>
    <meta:editing-cycles>1</meta:editing-cycles>
    <meta:editing-duration>PT24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